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3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086cm" svg:height="1.048cm" svg:x="4.35cm" svg:y="1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086cm" svg:height="1.048cm" svg:x="2.051cm" svg:y="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086cm" svg:height="1.048cm" svg:x="6.907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594cm" svg:y1="4.723cm" svg:x2="4.509cm" svg:y2="2.417cm" draw:start-shape="id1" draw:start-glue-point="4" draw:end-shape="id2" draw:end-glue-point="7" svg:d="M2594 4723l1915-2306" svg:viewBox="0 0 1916 2307">
          <text:p/>
        </draw:connector>
        <draw:connector draw:style-name="gr4" draw:text-style-name="P1" draw:layer="layout" draw:type="line" svg:x1="5.277cm" svg:y1="2.417cm" svg:x2="7.45cm" svg:y2="4.737cm" draw:start-shape="id2" draw:start-glue-point="9" draw:end-shape="id3" draw:end-glue-point="4" svg:d="M5277 2417l2173 2320" svg:viewBox="0 0 2174 2321">
          <text:p/>
        </draw:connector>
        <draw:connector draw:style-name="gr4" draw:text-style-name="P1" draw:layer="layout" draw:type="line" svg:x1="3.137cm" svg:y1="5.247cm" svg:x2="6.907cm" svg:y2="5.261cm" draw:start-shape="id1" draw:start-glue-point="10" draw:end-shape="id3" draw:end-glue-point="6" svg:d="M3137 5247l3770 14" svg:viewBox="0 0 3771 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4:41:48.930314838</meta:creation-date>
    <dc:date>2016-05-29T14:45:02.480608877</dc:date>
    <dc:creator>elucterio </dc:creator>
    <meta:editing-duration>P0D</meta:editing-duration>
    <meta:editing-cycles>1</meta:editing-cycles>
    <meta:document-statistic meta:object-count="6"/>
    <meta:generator>LibreOffice/4.2.8.2$Linux_X86_64 LibreOffice_project/420m0$Build-2</meta:generator>
  </office:meta>
</office:document-meta>
</file>